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fr" fo:country="FR" officeooo:rsid="00004f73" officeooo:paragraph-rsid="00004f73"/>
    </style:style>
    <style:style style:name="P2" style:family="paragraph" style:parent-style-name="Standard">
      <style:text-properties style:font-name="Arial" fo:language="fr" fo:country="FR" officeooo:rsid="000214e8" officeooo:paragraph-rsid="000214e8"/>
    </style:style>
    <style:style style:name="P3" style:family="paragraph" style:parent-style-name="Standard">
      <style:text-properties style:font-name="Arial" fo:language="fr" fo:country="FR" officeooo:rsid="0003624e" officeooo:paragraph-rsid="0003624e"/>
    </style:style>
    <style:style style:name="P4" style:family="paragraph" style:parent-style-name="Standard">
      <style:text-properties style:font-name="Arial" fo:language="fr" fo:country="FR" officeooo:rsid="000411f9" officeooo:paragraph-rsid="000411f9"/>
    </style:style>
    <style:style style:name="P5" style:family="paragraph" style:parent-style-name="Standard" style:list-style-name="L1">
      <style:text-properties officeooo:paragraph-rsid="0003624e"/>
    </style:style>
    <style:style style:name="P6" style:family="paragraph" style:parent-style-name="Standard" style:list-style-name="L1">
      <style:text-properties style:font-name="Arial" fo:language="fr" fo:country="FR" officeooo:rsid="0003624e" officeooo:paragraph-rsid="0003624e"/>
    </style:style>
    <style:style style:name="P7" style:family="paragraph" style:parent-style-name="Standard">
      <style:text-properties style:font-name="Arial" fo:language="fr" fo:country="FR" officeooo:rsid="0003624e" officeooo:paragraph-rsid="0003624e"/>
    </style:style>
    <style:style style:name="P8" style:family="paragraph" style:parent-style-name="Standard">
      <style:text-properties style:font-name="Arial" fo:language="fr" fo:country="FR" officeooo:rsid="00004f73" officeooo:paragraph-rsid="00004f73"/>
    </style:style>
    <style:style style:name="P9" style:family="paragraph" style:parent-style-name="Standard">
      <style:text-properties style:font-name="Arial" fo:language="fr" fo:country="FR" officeooo:rsid="0005012e" officeooo:paragraph-rsid="0005012e"/>
    </style:style>
    <style:style style:name="P10" style:family="paragraph" style:parent-style-name="Standard">
      <style:text-properties style:font-name="Arial" fo:language="fr" fo:country="FR" officeooo:rsid="00068a87" officeooo:paragraph-rsid="00068a87"/>
    </style:style>
    <style:style style:name="P11" style:family="paragraph" style:parent-style-name="Standard">
      <style:text-properties style:font-name="Arial" fo:language="fr" fo:country="FR" officeooo:rsid="000214e8" officeooo:paragraph-rsid="000214e8"/>
    </style:style>
    <style:style style:name="P12" style:family="paragraph" style:parent-style-name="Standard">
      <style:text-properties style:font-name="Arial" fo:font-size="14pt" fo:language="fr" fo:country="FR" fo:font-weight="bold" officeooo:rsid="0005012e" officeooo:paragraph-rsid="0005012e" style:font-size-asian="14pt" style:font-weight-asian="bold" style:font-size-complex="14pt" style:font-weight-complex="bold"/>
    </style:style>
    <style:style style:name="T1" style:family="text">
      <style:text-properties style:font-name="Consolas"/>
    </style:style>
    <style:style style:name="T2" style:family="text">
      <style:text-properties style:font-name="Consolas" fo:language="fr" fo:country="FR" officeooo:rsid="0003624e"/>
    </style:style>
    <style:style style:name="T3" style:family="text">
      <style:text-properties officeooo:rsid="00068a87"/>
    </style:style>
    <style:style style:name="T4" style:family="text">
      <style:text-properties fo:font-weight="bold" officeooo:rsid="00068a87" style:font-weight-asian="bold" style:font-weight-complex="bold"/>
    </style:style>
    <style:style style:name="T5" style:family="text">
      <style:text-properties officeooo:rsid="0008566f"/>
    </style:style>
    <style:style style:name="T6" style:family="text">
      <style:text-properties style:font-name="Arial" fo:language="fr" fo:country="FR" officeooo:rsid="000362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stallation</text:p>
      <text:p text:style-name="P9"/>
      <text:p text:style-name="P10"><text:tab/>L’installation du jeu nécessite juste l’installation de la base de données associée.</text:p>
      <text:p text:style-name="P1"/>
      <text:p text:style-name="P1"><text:span text:style-name="T3"><text:tab/>En effet, notre jeu utilise </text:span>une base de données afin de stocker les différents <text:span text:style-name="T3">j</text:span>oueurs ainsi que l’historique des <text:span text:style-name="T3">p</text:span>arties</text:p>
      <text:p text:style-name="P1"/>
      <text:p text:style-name="P1"><text:tab/><text:span text:style-name="T4">Installation de la base de données</text:span></text:p>
      <text:p text:style-name="P1"/>
      <text:p text:style-name="P2"><text:tab/><text:tab/>Il est nécessaire d’avoir un serveur intégrant MySQL tel que WAMP <text:tab/><text:span text:style-name="T5">(</text:span><text:a xlink:type="simple" xlink:href="https://sourceforge.net/projects/wampserver/files/WampServer%203/WampServer%203.0.0/wampserver3.2.0_x64.exe/download" text:style-name="Internet_20_link" text:visited-style-name="Visited_20_Internet_20_Link"><text:span text:style-name="T5">télécharger</text:span></text:a><text:span text:style-name="T5">)</text:span>, XAMPP ou MAMP <text:span text:style-name="T3">sur la machine qui exécute le jeu.</text:span></text:p>
      <text:p text:style-name="P2"/>
      <text:p text:style-name="P3"><text:tab/><text:tab/>Une fois le serveur mis en place, il faut créer un nouveau compte utilisateur <text:tab/>depuis l’interface de gestion de base de données <text:span text:style-name="T3">(phpMyAdmin)</text:span> :</text:p>
      <text:list xml:id="list344775827" text:style-name="L1">
        <text:list-item>
          <text:p text:style-name="P5"><text:span text:style-name="T6">Nom d’utilisateur : </text:span><text:span text:style-name="T2">projet2048elnt</text:span></text:p>
        </text:list-item>
        <text:list-item>
          <text:p text:style-name="P6">Nom d’hôte : <text:span text:style-name="T1">localhost</text:span></text:p>
        </text:list-item>
        <text:list-item>
          <text:p text:style-name="P6">Mot de passe : <text:span text:style-name="T1">projet2048</text:span></text:p>
        </text:list-item>
      </text:list>
      <text:p text:style-name="P3"/>
      <text:p text:style-name="P3"><text:tab/><text:tab/>Il faut ensuite cocher la case « Créer une base portant son nom et donner à cet <text:tab/>utilisateur tous les privilèges sur cette base », ou créer une base de donnée <text:tab/><text:span text:style-name="T1">projet2048elnt</text:span></text:p>
      <text:p text:style-name="P3"/>
      <text:p text:style-name="P4"><text:tab/><text:tab/>Maintenant que la base de données est créée, il suffit d’importer le fichier <text:tab/><text:span text:style-name="T1">creationTables.sql</text:span> contenue dans le répertoire <text:span text:style-name="T1">sql</text:span> du projet pour créer les tables <text:tab/>nécessaires au programme.</text:p>
      <text:p text:style-name="P3"/>
      <text:p text:style-name="P3"/>
      <text:p text:style-name="P3"><text:tab/><text:span text:style-name="T5">Le jeu est maintenant prêt à être lancé, veillez simplement à garder le serveur SQL en marche durant l’exécution du programme.</text:span></text:p>
      <text:p text:style-name="P3"/>
      <text:p text:style-name="P3"><text:tab/><text:span text:style-name="T5">Le dossier de sauvegarde se génère automatiquement lors de la première sauvegarde et se situe à la racine du projet (si le jeu est lancé depuis NetBeans) ou à coté de l’exécutable <text:s/>(si le jeu est lancé depuis le .ja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_64 LibreOffice_project/23edc44b61b830b7d749943e020e96f5a7df63bf</meta:generator>
    <dc:date>2019-12-13T15:39:30.241000000</dc:date>
    <meta:editing-duration>PT18M53S</meta:editing-duration>
    <meta:editing-cycles>5</meta:editing-cycles>
    <meta:document-statistic meta:table-count="0" meta:image-count="0" meta:object-count="0" meta:page-count="1" meta:paragraph-count="13" meta:word-count="222" meta:character-count="1325" meta:non-whitespace-character-count="1099"/>
  </office:meta>
</office:document-meta>
</file>